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a oparta o założenie IoC</text:p>
      <text:p text:style-name="Standard"/>
      <text:p text:style-name="Standard"><text:tab/>Odwrócenie kontroli (ang. Inversion of Control w skrócie IoC)</text:p>
      <text:p text:style-name="P2">Struktura pakietó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38:48.37</meta:creation-date>
    <dc:date>2009-07-28T11:49:29.49</dc:date>
    <meta:editing-duration>PT00H03M21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2" meta:paragraph-count="3" meta:word-count="16" meta:character-count="115"/>
  </office:meta>
</office:document-meta>
</file>